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8D0153CB2100D19201.png" manifest:media-type="image/png"/>
  <manifest:file-entry manifest:full-path="Pictures/10000000000004B20000024F17EE8D527473FAF1.png" manifest:media-type="image/png"/>
  <manifest:file-entry manifest:full-path="Pictures/10000000000004B20000023E1C219F4727EAFA04.png" manifest:media-type="image/png"/>
  <manifest:file-entry manifest:full-path="Pictures/10000000000004B20000040DC7B13D9D2C5B6D81.png" manifest:media-type="image/png"/>
  <manifest:file-entry manifest:full-path="Pictures/10000000000004B20000028B3B90F9600203C7F8.png" manifest:media-type="image/png"/>
  <manifest:file-entry manifest:full-path="Pictures/10000000000004B20000028B4A603ECA69FAD6EE.png" manifest:media-type="image/png"/>
  <manifest:file-entry manifest:full-path="Pictures/10000000000004B2000004375D9C7EB330C015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486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543cm" fo:min-width="5.47cm" fo:wrap-option="no-wrap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1.783cm" fo:min-width="5.461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2.037cm" fo:min-width="4.708cm" fo:wrap-option="no-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2.037cm" fo:min-width="6.232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2.037cm" fo:min-width="4.454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2.037cm" fo:min-width="4.44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1.651cm" svg:y="1.451cm">
          <draw:image xlink:href="Pictures/10000000000004B20000023E1C219F4727EAFA04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5311.7587939698 -24499.519020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85cm" svg:height="2.286cm" svg:x="13.827cm" svg:y="11.999cm">
          <text:p text:style-name="P2">Create New</text:p>
          <text:p text:style-name="P2">Keyword List</text:p>
          <draw:enhanced-geometry svg:viewBox="0 0 21600 21600" draw:glue-points="10800 0 0 10800 10800 21600 21600 10800 ?f40 ?f41" draw:text-areas="0 0 21600 21600" draw:type="rectangular-callout" draw:modifiers="53714.9348479786 10530.8264101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97cm" svg:x2="18.795cm" svg:y2="11.997cm">
          <text:p/>
        </draw:line>
        <draw:frame draw:style-name="gr1" draw:text-style-name="P1" draw:layer="layout" svg:width="31.802cm" svg:height="15.636cm" svg:x="1.651cm" svg:y="18.273cm">
          <draw:image xlink:href="Pictures/10000000000004B20000024F17EE8D527473FAF1.png" xlink:type="simple" xlink:show="embed" xlink:actuate="onLoad">
            <text:p/>
          </draw:image>
        </draw:frame>
        <draw:custom-shape draw:style-name="gr5" draw:text-style-name="P3" draw:layer="layout" svg:width="5.969cm" svg:height="1.792cm" svg:x="11.775cm" svg:y="28.815cm">
          <text:p text:style-name="P2">Create New</text:p>
          <text:p text:style-name="P2">Funding Rec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719.39698492462 -40164.194088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961cm" svg:height="2.032cm" svg:x="11.76cm" svg:y="28.817cm">
          <text:p text:style-name="P2">Thesaurus ID</text:p>
          <draw:enhanced-geometry svg:viewBox="0 0 21600 21600" draw:glue-points="10800 0 0 10800 10800 21600 21600 10800 ?f40 ?f41" draw:text-areas="0 0 21600 21600" draw:type="rectangular-callout" draw:modifiers="61216.9070781617 25541.76094441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2.84cm" svg:y1="28.828cm" svg:x2="14.237cm" svg:y2="28.828cm">
          <text:p/>
        </draw:line>
        <draw:custom-shape draw:style-name="gr7" draw:text-style-name="P3" draw:layer="layout" svg:width="5.207cm" svg:height="2.286cm" svg:x="20.02cm" svg:y="26.945cm">
          <text:p text:style-name="P2">Choose a</text:p>
          <text:p text:style-name="P2">Thesauru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64.97695852535 -16518.7581985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7.436cm" svg:x="1.846cm" svg:y="5.454cm">
          <draw:image xlink:href="Pictures/10000000000004B20000040DC7B13D9D2C5B6D81.png" xlink:type="simple" xlink:show="embed" xlink:actuate="onLoad">
            <text:p/>
          </draw:image>
        </draw:frame>
        <draw:custom-shape draw:style-name="gr7" draw:text-style-name="P3" draw:layer="layout" svg:width="5.207cm" svg:height="2.286cm" svg:x="2.667cm" svg:y="21.209cm">
          <text:p text:style-name="P2">Predefined</text:p>
          <text:p text:style-name="P2">Thesauru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277.4193548387 -16547.0922606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207cm" svg:height="2.286cm" svg:x="2.667cm" svg:y="24.384cm">
          <text:p text:style-name="P2">Custom</text:p>
          <text:p text:style-name="P2">Thesauru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107.3732718894 37278.1810231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207cm" svg:height="2.286cm" svg:x="20.828cm" svg:y="6.35cm">
          <text:p text:style-name="P2">Collapse</text:p>
          <text:p text:style-name="P2">Panel Ic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900.4608294931 53438.04110188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17.223cm" svg:x="2.032cm" svg:y="1.386cm">
          <draw:image xlink:href="Pictures/10000000000004B20000028B3B90F9600203C7F8.png" xlink:type="simple" xlink:show="embed" xlink:actuate="onLoad">
            <text:p/>
          </draw:image>
        </draw:frame>
        <draw:frame draw:style-name="gr1" draw:text-style-name="P1" draw:layer="layout" svg:width="31.802cm" svg:height="17.223cm" svg:x="2.234cm" svg:y="19.607cm">
          <draw:image xlink:href="Pictures/10000000000004B20000028B4A603ECA69FAD6EE.png" xlink:type="simple" xlink:show="embed" xlink:actuate="onLoad">
            <text:p/>
          </draw:image>
        </draw:frame>
        <draw:custom-shape draw:style-name="gr7" draw:text-style-name="P3" draw:layer="layout" svg:width="5.207cm" svg:height="2.286cm" svg:x="24.003cm" svg:y="32.512cm">
          <text:p text:style-name="P2">Add Keywords</text:p>
          <text:p text:style-name="P2">To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10.13824884793 -19881.06689986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207cm" svg:height="2.286cm" svg:x="21.209cm" svg:y="11.938cm">
          <text:p text:style-name="P2">Thesaurus</text:p>
          <text:p text:style-name="P2">Select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0.23041474654 -35861.4779186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8" draw:text-style-name="P2" draw:layer="layout" svg:width="31.802cm" svg:height="28.548cm" svg:x="2.615cm" svg:y="2.059cm">
          <draw:image xlink:href="Pictures/10000000000004B2000004375D9C7EB330C01501.png" xlink:type="simple" xlink:show="embed" xlink:actuate="onLoad">
            <text:p/>
          </draw:image>
        </draw:frame>
        <draw:custom-shape draw:style-name="gr9" draw:text-style-name="P3" draw:layer="layout" svg:width="6.731cm" svg:height="2.286cm" svg:x="21.844cm" svg:y="26.924cm">
          <text:p text:style-name="P2">Popup Keyword</text:p>
          <text:p text:style-name="P2">Definiti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4.17112299465 -19777.1753388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953cm" svg:height="2.286cm" svg:x="20.574cm" svg:y="17.145cm">
          <text:p text:style-name="P2">Popup Keyword</text:p>
          <text:p text:style-name="P2">Definiti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700.4440855874 -50444.07520769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08cm" svg:height="2.286cm" svg:x="20.525cm" svg:y="17.134cm">
          <text:p text:style-name="P2">Second</text:p>
          <text:p text:style-name="P2">Keyw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629.4036606967 42312.1993878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21.422cm" svg:y1="17.115cm" svg:x2="22.602cm" svg:y2="17.145cm">
          <text:p/>
        </draw:line>
        <draw:custom-shape draw:style-name="gr12" draw:text-style-name="P3" draw:layer="layout" svg:width="4.946cm" svg:height="2.286cm" svg:x="6.992cm" svg:y="6.46cm">
          <text:p text:style-name="P2">Second</text:p>
          <text:p text:style-name="P2">Keyw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075.9248029109 79694.27197201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953cm" svg:height="2.286cm" svg:x="6.985cm" svg:y="6.477cm">
          <text:p text:style-name="P2">First</text:p>
          <text:p text:style-name="P2">Keyw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0182.8017763424 31479.14298207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8.771cm" svg:y1="8.382cm" svg:x2="9.951cm" svg:y2="8.412cm">
          <text:p/>
        </draw:line>
        <draw:line draw:style-name="gr4" draw:text-style-name="P1" draw:layer="layout" svg:x1="9.896cm" svg:y1="8.763cm" svg:x2="11.076cm" svg:y2="8.793cm">
          <text:p/>
        </draw:line>
      </draw:page>
      <draw:page draw:name="page5" draw:style-name="dp1" draw:master-page-name="Default">
        <draw:frame draw:style-name="gr8" draw:text-style-name="P2" draw:layer="layout" svg:width="31.802cm" svg:height="17.276cm" svg:x="2.488cm" svg:y="4.064cm">
          <draw:image xlink:href="Pictures/10000000000004B20000028D0153CB2100D1920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5-02T11:27:09.780408865</dc:date>
    <meta:editing-duration>P1DT3H47M17S</meta:editing-duration>
    <meta:editing-cycles>59</meta:editing-cycles>
    <meta:generator>LibreOffice/6.0.7.3$Linux_X86_64 LibreOffice_project/00m0$Build-3</meta:generator>
    <meta:document-statistic meta:object-count="27"/>
  </office:meta>
</office:document-meta>
</file>